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6ef6" officeooo:paragraph-rsid="00056e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Forside (titel, navn, fødselsdato, hold betegnelse og dato)</text:p>
      <text:p text:style-name="P1">- Indholdsfortegnelse</text:p>
      <text:p text:style-name="P1">- Indledning (inkl. problemformulering)</text:p>
      <text:p text:style-name="P1">- Hovedafsnit (inkl. diagrammer med beskrivelser osv.)</text:p>
      <text:p text:style-name="P1">- Konklusion</text:p>
      <text:p text:style-name="P1">- Litterlaturliste (Alle kilder)</text:p>
      <text:p text:style-name="P1">- Bilag (kun bilag, som er centrale for rapporten)</text:p>
      <text:p text:style-name="P1">- Vedlæg kildekode (I.e. Dropbox, GitHub e.lign.)</text:p>
      <text:p text:style-name="P1">- Sideant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1:08:01.980688686</meta:creation-date>
    <dc:date>2016-12-05T11:12:10.902384255</dc:date>
    <meta:editing-duration>PT4M9S</meta:editing-duration>
    <meta:editing-cycles>1</meta:editing-cycles>
    <meta:document-statistic meta:table-count="0" meta:image-count="0" meta:object-count="0" meta:page-count="1" meta:paragraph-count="9" meta:word-count="46" meta:character-count="329" meta:non-whitespace-character-count="292"/>
    <meta:generator>LibreOffice/5.1.4.2$Linux_X86_64 LibreOffice_project/10m0$Build-2</meta:generator>
  </office:meta>
</office:document-meta>
</file>